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916in" text:min-label-width="0.125in" text:list-level-position-and-space-mode="label-alignment">
          <style:list-level-label-alignment text:label-followed-by="listtab" fo:margin-left="1.4166in" fo:text-indent="-0.125in"/>
        </style:list-level-properties>
      </text:list-level-style-number>
      <text:list-level-style-number text:level="4" style:num-suffix="." style:num-format="1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916in" text:min-label-width="0.125in" text:list-level-position-and-space-mode="label-alignment">
          <style:list-level-label-alignment text:label-followed-by="listtab" fo:margin-left="2.9166in" fo:text-indent="-0.125in"/>
        </style:list-level-properties>
      </text:list-level-style-number>
      <text:list-level-style-number text:level="7" style:num-suffix="." style:num-format="1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916in" text:min-label-width="0.125in" text:list-level-position-and-space-mode="label-alignment">
          <style:list-level-label-alignment text:label-followed-by="listtab" fo:margin-left="4.4166in" fo:text-indent="-0.125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/>
      <style:text-properties style:font-name="Consolas" style:font-name-complex="Consolas" fo:font-size="11pt" style:font-size-asian="11pt" style:font-size-complex="11pt"/>
    </style:style>
    <style:style style:name="P2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3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4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5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6" style:parent-style-name="PreformattedText" style:list-style-name="LFO1" style:family="paragraph">
      <style:text-properties style:font-name="Consolas" style:font-name-complex="Consolas" fo:font-size="11pt" style:font-size-asian="11pt" style:font-size-complex="11pt"/>
    </style:style>
    <style:style style:name="P7" style:parent-style-name="PreformattedText" style:list-style-name="LFO1" style:family="paragraph">
      <style:text-properties style:font-name="Consolas" style:font-name-complex="Consolas" fo:font-size="11pt" style:font-size-asian="11pt" style:font-size-complex="11pt"/>
    </style:style>
    <style:style style:name="P8" style:parent-style-name="PreformattedText" style:list-style-name="LFO1" style:family="paragraph">
      <style:text-properties style:font-name="Consolas" style:font-name-complex="Consolas" fo:font-size="11pt" style:font-size-asian="11pt" style:font-size-complex="11pt"/>
    </style:style>
    <style:style style:name="P9" style:parent-style-name="PreformattedText" style:list-style-name="LFO1" style:family="paragraph">
      <style:text-properties style:font-name="Consolas" style:font-name-complex="Consolas" fo:font-size="11pt" style:font-size-asian="11pt" style:font-size-complex="11pt"/>
    </style:style>
    <style:style style:name="P10" style:parent-style-name="PreformattedText" style:list-style-name="LFO1" style:family="paragraph">
      <style:text-properties style:font-name="Consolas" style:font-name-complex="Consolas" fo:font-size="11pt" style:font-size-asian="11pt" style:font-size-complex="11pt"/>
    </style:style>
    <style:style style:name="P11" style:parent-style-name="PreformattedText" style:list-style-name="LFO1" style:family="paragraph">
      <style:text-properties style:font-name="Consolas" style:font-name-complex="Consolas" fo:font-size="11pt" style:font-size-asian="11pt" style:font-size-complex="11pt"/>
    </style:style>
    <style:style style:name="P12" style:parent-style-name="PreformattedText" style:list-style-name="LFO1" style:family="paragraph">
      <style:text-properties style:font-name="Consolas" style:font-name-complex="Consolas" fo:font-size="11pt" style:font-size-asian="11pt" style:font-size-complex="11pt"/>
    </style:style>
    <style:style style:name="P13" style:parent-style-name="PreformattedText" style:list-style-name="LFO1" style:family="paragraph">
      <style:text-properties style:font-name="Consolas" style:font-name-complex="Consolas" fo:font-size="11pt" style:font-size-asian="11pt" style:font-size-complex="11pt"/>
    </style:style>
    <style:style style:name="P14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15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16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17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18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19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0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1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2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3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4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5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6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7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8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29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30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31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32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33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34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T35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36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P37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38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T39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40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P41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42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T43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44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45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P46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T47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48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P49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T50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P51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T52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53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54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55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56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57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58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P59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T60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61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62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63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64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65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66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67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68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69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70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71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T72" style:parent-style-name="DefaultParagraphFont" style:family="text">
      <style:text-properties style:font-name="Consolas" style:font-name-complex="Consolas" fo:font-weight="bold" style:font-weight-asian="bold" style:font-weight-complex="bold" fo:font-size="11pt" style:font-size-asian="11pt" style:font-size-complex="11pt"/>
    </style:style>
    <style:style style:name="T73" style:parent-style-name="DefaultParagraphFont" style:family="text">
      <style:text-properties style:font-name="Consolas" style:font-name-complex="Consolas" fo:font-size="11pt" style:font-size-asian="11pt" style:font-size-complex="11pt"/>
    </style:style>
    <style:style style:name="P74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75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76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77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78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79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80" style:parent-style-name="PreformattedText" style:family="paragraph">
      <style:text-properties style:font-name="Consolas" style:font-name-complex="Consolas" fo:font-size="11pt" style:font-size-asian="11pt" style:font-size-complex="11pt"/>
    </style:style>
    <style:style style:name="P81" style:parent-style-name="PreformattedText" style:family="paragraph">
      <style:text-properties style:font-name="Consolas" style:font-name-complex="Consolas"/>
    </style:style>
  </office:automatic-styles>
  <office:body>
    <office:text text:use-soft-page-breaks="true">
      <text:p text:style-name="P1">My understanding of<text:s/>“sop”:</text:p>
      <text:p text:style-name="P2"/>
      <text:p text:style-name="P3">1 Terminologies</text:p>
      <text:p text:style-name="P4"/>
      <text:p text:style-name="P5">Project center:<text:s/>it’s an interface for the customers to contact our team.</text:p>
      <text:list text:style-name="LFO1" text:continue-numbering="true">
        <text:list-item>
          <text:p text:style-name="P6">Customers<text:s/>open support cases via the project center.</text:p>
        </text:list-item>
        <text:list-item>
          <text:p text:style-name="P7">Customers close<text:s/>support<text:s/>cases</text:p>
        </text:list-item>
        <text:list-item>
          <text:p text:style-name="P8">The developer team can also perform<text:s/>cases via<text:s/>project center, such as:</text:p>
          <text:list text:continue-numbering="true">
            <text:list-item>
              <text:p text:style-name="P9">Review the cases opened by customers</text:p>
            </text:list-item>
            <text:list-item>
              <text:p text:style-name="P10">Assign cases to developers</text:p>
            </text:list-item>
            <text:list-item>
              <text:p text:style-name="P11">data extraction</text:p>
            </text:list-item>
            <text:list-item>
              <text:p text:style-name="P12">inquiry<text:s/>data<text:s/>or<text:s/>validation<text:s/>bugs</text:p>
            </text:list-item>
            <text:list-item>
              <text:p text:style-name="P13">logging<text:s/>all<text:s/>the above cases</text:p>
            </text:list-item>
          </text:list>
        </text:list-item>
      </text:list>
      <text:p text:style-name="P14">Master resource plan:<text:s/>it’s a record of cases and their respective developers</text:p>
      <text:p text:style-name="P15">MasterDeployment excel:<text:s/></text:p>
      <text:p text:style-name="P16">Production server:<text:s/>it’s the server in production, running live program containing live data.</text:p>
      <text:p text:style-name="P17">Staging environment:<text:s/>it’s an environment meant to commit to production server. It contains the latest programs and testing data.<text:s/>The developers deploy their latest updates to the staging environment, and the customers verify the updates in the staging environment.<text:s/>After the customers accept the behavior of the staging environment, the staging environment will be commit to the production server.</text:p>
      <text:p text:style-name="P18">PM Team:</text:p>
      <text:p text:style-name="P19">Solar: PM team to log production access request in Solar</text:p>
      <text:p text:style-name="P20"/>
      <text:p text:style-name="P21">2 Roles involved</text:p>
      <text:p text:style-name="P22">1) developers</text:p>
      <text:p text:style-name="P23">2) senior developers</text:p>
      <text:p text:style-name="P24">3) pm / pe</text:p>
      <text:p text:style-name="P25">4) clients</text:p>
      <text:p text:style-name="P26">5) Shirley and Ronnie(project group head)</text:p>
      <text:p text:style-name="P27"/>
      <text:p text:style-name="P28">3<text:s/>Activities in daily work:</text:p>
      <text:p text:style-name="P29">2.1 Developing(coding)</text:p>
      <text:p text:style-name="P30">2.2 Testing and update to svn</text:p>
      <text:p text:style-name="P31">2.3 Deploy bug fixes or enhancements</text:p>
      <text:p text:style-name="P32">2.4 Process client requirements</text:p>
      <text:p text:style-name="P33"/>
      <text:p text:style-name="P34">Contents</text:p>
      <text:p text:style-name="PreformattedText"><text:span text:style-name="T35">1.0<text:s/></text:span><text:span text:style-name="T36">Testing and deployment procedures</text:span></text:p>
      <text:p text:style-name="P37"><text:s text:c="2"/>1.1 <text:s/>Testing procedure diagram – for support cases</text:p>
      <text:p text:style-name="P38"><text:s text:c="2"/>1.2<text:s/>Deployment procedure diagram – lead time for deployment is 1 day for planned cases to prepare for necessary document and database scripts</text:p>
      <text:p text:style-name="PreformattedText"><text:span text:style-name="T39">2.0<text:s/></text:span><text:span text:style-name="T40">Production access procedures</text:span></text:p>
      <text:p text:style-name="P41"><text:s text:c="2"/>2.1 project center cases</text:p>
      <text:p text:style-name="P42"><text:s text:c="2"/>2.2 production access diagram</text:p>
      <text:p text:style-name="PreformattedText"><text:span text:style-name="T43">3.0<text:s/></text:span><text:span text:style-name="T44">Creating a local copy<text:s/></text:span><text:span text:style-name="T45">of project database</text:span></text:p>
      <text:p text:style-name="P46"><text:s text:c="2"/>3.1 procedure diagram</text:p>
      <text:p text:style-name="PreformattedText"><text:span text:style-name="T47">4.0<text:s/></text:span><text:span text:style-name="T48">Preventive measures and procedures regarding email functions</text:span></text:p>
      <text:p text:style-name="P49"/>
      <text:p text:style-name="PreformattedText"><text:span text:style-name="T50">1.0 Testing and deployment procedures</text:span></text:p>
      <text:p text:style-name="P51"/>
      <text:soft-page-break/>
      <text:p text:style-name="PreformattedText"><text:span text:style-name="T52">Developers do Unit Test</text:span><text:span text:style-name="T53"><text:s/>→ Prepare <text:s/>screen shot and source compare →</text:span></text:p>
      <text:p text:style-name="PreformattedText"><text:span text:style-name="T54">PM / PE do do SIT at Staging<text:s/></text:span><text:span text:style-name="T55">Environment</text:span><text:span text:style-name="T56"><text:s/>→ Prepare screen shot and source compare →</text:span></text:p>
      <text:p text:style-name="PreformattedText"><text:span text:style-name="T57">User test and acceptance confirmation</text:span><text:span text:style-name="T58"><text:s text:c="2"/>→ all issues deployed to staging environment →</text:span></text:p>
      <text:p text:style-name="P59">Deployment will only be done on Tuesday and Thursday →</text:p>
      <text:p text:style-name="PreformattedText"><text:span text:style-name="T60">Developers prepare the deployment plan</text:span><text:span text:style-name="T61">(db changes, codes to<text:s/></text:span><text:span text:style-name="T62">deploy, data patching, web.config changes, sp changes, new sp, new tables) at least 3 hours before deployment →</text:span></text:p>
      <text:p text:style-name="PreformattedText"><text:span text:style-name="T63">Senior developer verify the deployment schedule</text:span><text:span text:style-name="T64"><text:s/>→</text:span></text:p>
      <text:p text:style-name="PreformattedText"><text:span text:style-name="T65">Developers deploy<text:s/></text:span><text:span text:style-name="T66">following the verified schedule →</text:span></text:p>
      <text:p text:style-name="PreformattedText"><text:span text:style-name="T67">PM / PE update MasterDeployment excel</text:span><text:span text:style-name="T68"><text:s/>for</text:span><text:span text:style-name="T69"><text:s/>features and functionalities to deploy →</text:span></text:p>
      <text:p text:style-name="PreformattedText"><text:span text:style-name="T70">Prepare all the above documents<text:s/></text:span><text:span text:style-name="T71">before deployment →</text:span></text:p>
      <text:p text:style-name="PreformattedText"><text:span text:style-name="T72">Approve deviation</text:span><text:span text:style-name="T73"><text:s/>from Ronnie or Shirley</text:span></text:p>
      <text:p text:style-name="P74"/>
      <text:p text:style-name="P75"><text:s/></text:p>
      <text:p text:style-name="P76"/>
      <text:p text:style-name="P77"/>
      <text:p text:style-name="P78"/>
      <text:p text:style-name="P79"/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916in" text:min-label-width="0.125in" text:list-level-position-and-space-mode="label-alignment">
          <style:list-level-label-alignment text:label-followed-by="listtab" fo:margin-left="1.4166in" fo:text-indent="-0.125in"/>
        </style:list-level-properties>
      </text:list-level-style-number>
      <text:list-level-style-number text:level="4" style:num-suffix="." style:num-format="1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916in" text:min-label-width="0.125in" text:list-level-position-and-space-mode="label-alignment">
          <style:list-level-label-alignment text:label-followed-by="listtab" fo:margin-left="2.9166in" fo:text-indent="-0.125in"/>
        </style:list-level-properties>
      </text:list-level-style-number>
      <text:list-level-style-number text:level="7" style:num-suffix="." style:num-format="1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916in" text:min-label-width="0.125in" text:list-level-position-and-space-mode="label-alignment">
          <style:list-level-label-alignment text:label-followed-by="listtab" fo:margin-left="4.416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pport</dc:creator>
    <meta:creation-date>2015-03-30T08:48:00Z</meta:creation-date>
    <dc:date>2015-03-30T09:50:00Z</dc:date>
    <meta:template xlink:href="Normal.dotm" xlink:type="simple"/>
    <meta:editing-cycles>64</meta:editing-cycles>
    <meta:editing-duration>PT6180S</meta:editing-duration>
    <meta:document-statistic meta:page-count="2" meta:paragraph-count="5" meta:word-count="388" meta:character-count="2598" meta:row-count="18" meta:non-whitespace-character-count="2215"/>
  </office:meta>
</office:document-meta>
</file>